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co3" style:family="table-column">
      <style:table-column-properties fo:break-before="auto" style:column-width="149.44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165.26pt"/>
    </style:style>
    <style:style style:name="co6" style:family="table-column">
      <style:table-column-properties fo:break-before="auto" style:column-width="147.09pt"/>
    </style:style>
    <style:style style:name="co7" style:family="table-column">
      <style:table-column-properties fo:break-before="auto" style:column-width="13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8"/>
    <style:style style:name="ce4" style:family="table-cell" style:parent-style-name="Default" style:data-style-name="N11"/>
    <style:style style:name="ce10" style:family="table-cell" style:parent-style-name="Default" style:data-style-name="N129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8pt" svg:height="441.58pt" svg:x="307.73pt" svg:y="1088.02pt">
            <draw:object draw:notify-on-update-of-ranges="Sheet1.B45:Sheet1.B45 Sheet1.B46:Sheet1.B73 Sheet1.C45:Sheet1.C45 Sheet1.C46:Sheet1.C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81.57pt" svg:height="439.6pt" svg:x="491.92pt" svg:y="394.16pt">
            <draw:object draw:notify-on-update-of-ranges="Sheet1.B1:Sheet1.B1 Sheet1.B2:Sheet1.B20 Sheet1.C1:Sheet1.C1 Sheet1.C2:Sheet1.C20 Sheet1.D1:Sheet1.D1 Sheet1.D2:Sheet1.D20 Sheet1.E1:Sheet1.E1 Sheet1.E2:Sheet1.E20 Sheet1.G1:Sheet1.G1 Sheet1.G2:Sheet1.G20 Sheet1.F1:Sheet1.F1 Sheet1.F2:Sheet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38.48pt" svg:height="359.12pt" svg:x="1262.81pt" svg:y="49.44pt">
            <draw:object draw:notify-on-update-of-ranges="Sheet1.J1:Sheet1.J1 Sheet1.J2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6" table:default-cell-style-name="Default"/>
        <table:table-row table:style-name="ro1">
          <table:table-cell table:style-name="Default"/>
          <table:table-cell table:style-name="ce2" office:value-type="string" calcext:value-type="string">
            <text:p>1 clusters and 1 threads</text:p>
          </table:table-cell>
          <table:table-cell table:style-name="ce2" office:value-type="string" calcext:value-type="string">
            <text:p>8 clusters and 2 threads</text:p>
          </table:table-cell>
          <table:table-cell table:style-name="ce2" office:value-type="string" calcext:value-type="string">
            <text:p>8 clusters and 4 threads</text:p>
          </table:table-cell>
          <table:table-cell table:style-name="ce2" office:value-type="string" calcext:value-type="string">
            <text:p>8 clusters and 8 threads</text:p>
          </table:table-cell>
          <table:table-cell table:style-name="ce2" office:value-type="string" calcext:value-type="string">
            <text:p>27 clusters and 8 threads</text:p>
          </table:table-cell>
          <table:table-cell table:style-name="ce2" office:value-type="string" calcext:value-type="string">
            <text:p>27 clusters and 27 threads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7" office:value-type="float" office:value="27.3" calcext:value-type="float">
            <text:p>27.300000</text:p>
          </table:table-cell>
          <table:table-cell table:style-name="ce10" office:value-type="float" office:value="14.07" calcext:value-type="float">
            <text:p>14.0700000</text:p>
          </table:table-cell>
          <table:table-cell table:style-name="ce10" office:value-type="float" office:value="9.56" calcext:value-type="float">
            <text:p>9.5600000</text:p>
          </table:table-cell>
          <table:table-cell table:style-name="ce7" office:value-type="float" office:value="12.05" calcext:value-type="float">
            <text:p>12.050000</text:p>
          </table:table-cell>
          <table:table-cell table:style-name="ce7" office:value-type="float" office:value="8.31" calcext:value-type="float">
            <text:p>8.310000</text:p>
          </table:table-cell>
          <table:table-cell table:style-name="ce7" office:value-type="float" office:value="8.33" calcext:value-type="float">
            <text:p>8.330000</text:p>
          </table:table-cell>
          <table:table-cell table:style-name="ce7" table:formula="of:=[.B2]/MIN([.C2:.G2])" office:value-type="float" office:value="3.28519855595668" calcext:value-type="float">
            <text:p>3.285199</text:p>
          </table:table-cell>
          <table:table-cell table:formula="of:=MIN([.E2:.G2])" office:value-type="float" office:value="8.31" calcext:value-type="float">
            <text:p>8.31</text:p>
          </table:table-cell>
          <table:table-cell table:formula="of:=[.B2]/[.I2]" office:value-type="float" office:value="3.28519855595668" calcext:value-type="float">
            <text:p>3.28519855595668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7" office:value-type="float" office:value="16.91" calcext:value-type="float">
            <text:p>16.910000</text:p>
          </table:table-cell>
          <table:table-cell table:style-name="ce10" office:value-type="float" office:value="10.49" calcext:value-type="float">
            <text:p>10.4900000</text:p>
          </table:table-cell>
          <table:table-cell table:style-name="ce10" office:value-type="float" office:value="7.14" calcext:value-type="float">
            <text:p>7.1400000</text:p>
          </table:table-cell>
          <table:table-cell table:style-name="ce7" office:value-type="float" office:value="7.64" calcext:value-type="float">
            <text:p>7.640000</text:p>
          </table:table-cell>
          <table:table-cell table:style-name="ce7" office:value-type="float" office:value="6.1" calcext:value-type="float">
            <text:p>6.100000</text:p>
          </table:table-cell>
          <table:table-cell table:style-name="ce7" office:value-type="float" office:value="6.88" calcext:value-type="float">
            <text:p>6.880000</text:p>
          </table:table-cell>
          <table:table-cell table:style-name="ce7" table:formula="of:=[.B3]/MIN([.C3:.G3])" office:value-type="float" office:value="2.77213114754098" calcext:value-type="float">
            <text:p>2.772131</text:p>
          </table:table-cell>
          <table:table-cell table:formula="of:=MIN([.E3:.G3])" office:value-type="float" office:value="6.1" calcext:value-type="float">
            <text:p>6.1</text:p>
          </table:table-cell>
          <table:table-cell table:formula="of:=[.B3]/[.I3]" office:value-type="float" office:value="2.77213114754098" calcext:value-type="float">
            <text:p>2.77213114754098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7" office:value-type="float" office:value="12.87" calcext:value-type="float">
            <text:p>12.870000</text:p>
          </table:table-cell>
          <table:table-cell table:style-name="ce10" office:value-type="float" office:value="7.89" calcext:value-type="float">
            <text:p>7.8900000</text:p>
          </table:table-cell>
          <table:table-cell table:style-name="ce10" office:value-type="float" office:value="5.72" calcext:value-type="float">
            <text:p>5.7200000</text:p>
          </table:table-cell>
          <table:table-cell table:style-name="ce7" office:value-type="float" office:value="5.86" calcext:value-type="float">
            <text:p>5.860000</text:p>
          </table:table-cell>
          <table:table-cell table:style-name="ce7" office:value-type="float" office:value="4.78" calcext:value-type="float">
            <text:p>4.780000</text:p>
          </table:table-cell>
          <table:table-cell table:style-name="ce7" office:value-type="float" office:value="4.79" calcext:value-type="float">
            <text:p>4.790000</text:p>
          </table:table-cell>
          <table:table-cell table:style-name="ce7" table:formula="of:=[.B4]/MIN([.C4:.G4])" office:value-type="float" office:value="2.69246861924686" calcext:value-type="float">
            <text:p>2.692469</text:p>
          </table:table-cell>
          <table:table-cell table:formula="of:=MIN([.E4:.G4])" office:value-type="float" office:value="4.78" calcext:value-type="float">
            <text:p>4.78</text:p>
          </table:table-cell>
          <table:table-cell table:formula="of:=[.B4]/[.I4]" office:value-type="float" office:value="2.69246861924686" calcext:value-type="float">
            <text:p>2.69246861924686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7" office:value-type="float" office:value="10.2" calcext:value-type="float">
            <text:p>10.200000</text:p>
          </table:table-cell>
          <table:table-cell table:style-name="ce10" office:value-type="float" office:value="6.3" calcext:value-type="float">
            <text:p>6.3000000</text:p>
          </table:table-cell>
          <table:table-cell table:style-name="ce10" office:value-type="float" office:value="4.53" calcext:value-type="float">
            <text:p>4.5300000</text:p>
          </table:table-cell>
          <table:table-cell table:style-name="ce7" office:value-type="float" office:value="4.96" calcext:value-type="float">
            <text:p>4.960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office:value-type="float" office:value="3.91" calcext:value-type="float">
            <text:p>3.910000</text:p>
          </table:table-cell>
          <table:table-cell table:style-name="ce7" table:formula="of:=[.B5]/MIN([.C5:.G5])" office:value-type="float" office:value="2.64248704663212" calcext:value-type="float">
            <text:p>2.642487</text:p>
          </table:table-cell>
          <table:table-cell table:formula="of:=MIN([.E5:.G5])" office:value-type="float" office:value="3.86" calcext:value-type="float">
            <text:p>3.86</text:p>
          </table:table-cell>
          <table:table-cell table:formula="of:=[.B5]/[.I5]" office:value-type="float" office:value="2.64248704663212" calcext:value-type="float">
            <text:p>2.6424870466321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7" office:value-type="float" office:value="8.04" calcext:value-type="float">
            <text:p>8.040000</text:p>
          </table:table-cell>
          <table:table-cell table:style-name="ce10" office:value-type="float" office:value="5.09" calcext:value-type="float">
            <text:p>5.0900000</text:p>
          </table:table-cell>
          <table:table-cell table:style-name="ce10" office:value-type="float" office:value="3.76" calcext:value-type="float">
            <text:p>3.7600000</text:p>
          </table:table-cell>
          <table:table-cell table:style-name="ce7" office:value-type="float" office:value="4.09" calcext:value-type="float">
            <text:p>4.090000</text:p>
          </table:table-cell>
          <table:table-cell table:style-name="ce7" office:value-type="float" office:value="3.18" calcext:value-type="float">
            <text:p>3.180000</text:p>
          </table:table-cell>
          <table:table-cell table:style-name="ce7" office:value-type="float" office:value="2.87" calcext:value-type="float">
            <text:p>2.870000</text:p>
          </table:table-cell>
          <table:table-cell table:style-name="ce7" table:formula="of:=[.B6]/MIN([.C6:.G6])" office:value-type="float" office:value="2.801393728223" calcext:value-type="float">
            <text:p>2.801394</text:p>
          </table:table-cell>
          <table:table-cell table:formula="of:=MIN([.E6:.G6])" office:value-type="float" office:value="2.87" calcext:value-type="float">
            <text:p>2.87</text:p>
          </table:table-cell>
          <table:table-cell table:formula="of:=[.B6]/[.I6]" office:value-type="float" office:value="2.801393728223" calcext:value-type="float">
            <text:p>2.801393728223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7" office:value-type="float" office:value="6.71" calcext:value-type="float">
            <text:p>6.710000</text:p>
          </table:table-cell>
          <table:table-cell table:style-name="ce10" office:value-type="float" office:value="4.28" calcext:value-type="float">
            <text:p>4.2800000</text:p>
          </table:table-cell>
          <table:table-cell table:style-name="ce10" office:value-type="float" office:value="3.23" calcext:value-type="float">
            <text:p>3.2300000</text:p>
          </table:table-cell>
          <table:table-cell table:style-name="ce7" office:value-type="float" office:value="3.62" calcext:value-type="float">
            <text:p>3.620000</text:p>
          </table:table-cell>
          <table:table-cell table:style-name="ce7" office:value-type="float" office:value="2.81" calcext:value-type="float">
            <text:p>2.810000</text:p>
          </table:table-cell>
          <table:table-cell table:style-name="ce7" office:value-type="float" office:value="2.56" calcext:value-type="float">
            <text:p>2.560000</text:p>
          </table:table-cell>
          <table:table-cell table:style-name="ce7" table:formula="of:=[.B7]/MIN([.C7:.G7])" office:value-type="float" office:value="2.62109375" calcext:value-type="float">
            <text:p>2.621094</text:p>
          </table:table-cell>
          <table:table-cell table:formula="of:=MIN([.E7:.G7])" office:value-type="float" office:value="2.56" calcext:value-type="float">
            <text:p>2.56</text:p>
          </table:table-cell>
          <table:table-cell table:formula="of:=[.B7]/[.I7]" office:value-type="float" office:value="2.62109375" calcext:value-type="float">
            <text:p>2.6210937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7" office:value-type="float" office:value="5.88" calcext:value-type="float">
            <text:p>5.880000</text:p>
          </table:table-cell>
          <table:table-cell table:style-name="ce10" office:value-type="float" office:value="3.69" calcext:value-type="float">
            <text:p>3.6900000</text:p>
          </table:table-cell>
          <table:table-cell table:style-name="ce10" office:value-type="float" office:value="2.83" calcext:value-type="float">
            <text:p>2.8300000</text:p>
          </table:table-cell>
          <table:table-cell table:style-name="ce7" office:value-type="float" office:value="2.85" calcext:value-type="float">
            <text:p>2.850000</text:p>
          </table:table-cell>
          <table:table-cell table:style-name="ce7" office:value-type="float" office:value="2.46" calcext:value-type="float">
            <text:p>2.460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table:formula="of:=[.B8]/MIN([.C8:.G8])" office:value-type="float" office:value="2.53448275862069" calcext:value-type="float">
            <text:p>2.534483</text:p>
          </table:table-cell>
          <table:table-cell table:formula="of:=MIN([.E8:.G8])" office:value-type="float" office:value="2.32" calcext:value-type="float">
            <text:p>2.32</text:p>
          </table:table-cell>
          <table:table-cell table:formula="of:=[.B8]/[.I8]" office:value-type="float" office:value="2.53448275862069" calcext:value-type="float">
            <text:p>2.5344827586206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7" office:value-type="float" office:value="5.22" calcext:value-type="float">
            <text:p>5.220000</text:p>
          </table:table-cell>
          <table:table-cell table:style-name="ce10" office:value-type="float" office:value="3.31" calcext:value-type="float">
            <text:p>3.3100000</text:p>
          </table:table-cell>
          <table:table-cell table:style-name="ce10" office:value-type="float" office:value="2.57" calcext:value-type="float">
            <text:p>2.5700000</text:p>
          </table:table-cell>
          <table:table-cell table:style-name="ce7" office:value-type="float" office:value="2.64" calcext:value-type="float">
            <text:p>2.640000</text:p>
          </table:table-cell>
          <table:table-cell table:style-name="ce7" office:value-type="float" office:value="2.2" calcext:value-type="float">
            <text:p>2.200000</text:p>
          </table:table-cell>
          <table:table-cell table:style-name="ce7" office:value-type="float" office:value="2.06" calcext:value-type="float">
            <text:p>2.060000</text:p>
          </table:table-cell>
          <table:table-cell table:style-name="ce7" table:formula="of:=[.B9]/MIN([.C9:.G9])" office:value-type="float" office:value="2.53398058252427" calcext:value-type="float">
            <text:p>2.533981</text:p>
          </table:table-cell>
          <table:table-cell table:formula="of:=MIN([.E9:.G9])" office:value-type="float" office:value="2.06" calcext:value-type="float">
            <text:p>2.06</text:p>
          </table:table-cell>
          <table:table-cell table:formula="of:=[.B9]/[.I9]" office:value-type="float" office:value="2.53398058252427" calcext:value-type="float">
            <text:p>2.53398058252427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7" office:value-type="float" office:value="4.7" calcext:value-type="float">
            <text:p>4.700000</text:p>
          </table:table-cell>
          <table:table-cell table:style-name="ce10" office:value-type="float" office:value="2.97" calcext:value-type="float">
            <text:p>2.9700000</text:p>
          </table:table-cell>
          <table:table-cell table:style-name="ce10" office:value-type="float" office:value="2.28" calcext:value-type="float">
            <text:p>2.2800000</text:p>
          </table:table-cell>
          <table:table-cell table:style-name="ce7" office:value-type="float" office:value="2.51" calcext:value-type="float">
            <text:p>2.510000</text:p>
          </table:table-cell>
          <table:table-cell table:style-name="ce7" office:value-type="float" office:value="2.01" calcext:value-type="float">
            <text:p>2.010000</text:p>
          </table:table-cell>
          <table:table-cell table:style-name="ce7" office:value-type="float" office:value="1.89" calcext:value-type="float">
            <text:p>1.890000</text:p>
          </table:table-cell>
          <table:table-cell table:style-name="ce7" table:formula="of:=[.B10]/MIN([.C10:.G10])" office:value-type="float" office:value="2.48677248677249" calcext:value-type="float">
            <text:p>2.486772</text:p>
          </table:table-cell>
          <table:table-cell table:formula="of:=MIN([.E10:.G10])" office:value-type="float" office:value="1.89" calcext:value-type="float">
            <text:p>1.89</text:p>
          </table:table-cell>
          <table:table-cell table:formula="of:=[.B10]/[.I10]" office:value-type="float" office:value="2.48677248677249" calcext:value-type="float">
            <text:p>2.48677248677249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7" office:value-type="float" office:value="4.25" calcext:value-type="float">
            <text:p>4.250000</text:p>
          </table:table-cell>
          <table:table-cell table:style-name="ce10" office:value-type="float" office:value="2.78" calcext:value-type="float">
            <text:p>2.7800000</text:p>
          </table:table-cell>
          <table:table-cell table:style-name="ce10" office:value-type="float" office:value="2.09" calcext:value-type="float">
            <text:p>2.0900000</text:p>
          </table:table-cell>
          <table:table-cell table:style-name="ce7" office:value-type="float" office:value="2.11" calcext:value-type="float">
            <text:p>2.110000</text:p>
          </table:table-cell>
          <table:table-cell table:style-name="ce7" office:value-type="float" office:value="1.77" calcext:value-type="float">
            <text:p>1.770000</text:p>
          </table:table-cell>
          <table:table-cell table:style-name="ce7" office:value-type="float" office:value="1.78" calcext:value-type="float">
            <text:p>1.780000</text:p>
          </table:table-cell>
          <table:table-cell table:style-name="ce7" table:formula="of:=[.B11]/MIN([.C11:.G11])" office:value-type="float" office:value="2.40112994350282" calcext:value-type="float">
            <text:p>2.401130</text:p>
          </table:table-cell>
          <table:table-cell table:formula="of:=MIN([.E11:.G11])" office:value-type="float" office:value="1.77" calcext:value-type="float">
            <text:p>1.77</text:p>
          </table:table-cell>
          <table:table-cell table:formula="of:=[.B11]/[.I11]" office:value-type="float" office:value="2.40112994350282" calcext:value-type="float">
            <text:p>2.40112994350282</text:p>
          </table:table-cell>
          <table:table-cell table:number-columns-repeated="21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10" office:value-type="float" office:value="2.53" calcext:value-type="float">
            <text:p>2.5300000</text:p>
          </table:table-cell>
          <table:table-cell table:style-name="ce10" office:value-type="float" office:value="1.91" calcext:value-type="float">
            <text:p>1.9100000</text:p>
          </table:table-cell>
          <table:table-cell table:style-name="ce7" office:value-type="float" office:value="2.08" calcext:value-type="float">
            <text:p>2.080000</text:p>
          </table:table-cell>
          <table:table-cell table:style-name="ce7" office:value-type="float" office:value="1.67" calcext:value-type="float">
            <text:p>1.670000</text:p>
          </table:table-cell>
          <table:table-cell table:style-name="ce7" office:value-type="float" office:value="1.59" calcext:value-type="float">
            <text:p>1.590000</text:p>
          </table:table-cell>
          <table:table-cell table:style-name="ce7" table:formula="of:=[.B12]/MIN([.C12:.G12])" office:value-type="float" office:value="2.42767295597484" calcext:value-type="float">
            <text:p>2.427673</text:p>
          </table:table-cell>
          <table:table-cell table:formula="of:=MIN([.E12:.G12])" office:value-type="float" office:value="1.59" calcext:value-type="float">
            <text:p>1.59</text:p>
          </table:table-cell>
          <table:table-cell table:formula="of:=[.B12]/[.I12]" office:value-type="float" office:value="2.42767295597484" calcext:value-type="float">
            <text:p>2.42767295597484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7" office:value-type="float" office:value="3.55" calcext:value-type="float">
            <text:p>3.550000</text:p>
          </table:table-cell>
          <table:table-cell table:style-name="ce10" office:value-type="float" office:value="2.35" calcext:value-type="float">
            <text:p>2.3500000</text:p>
          </table:table-cell>
          <table:table-cell table:style-name="ce10" office:value-type="float" office:value="1.79" calcext:value-type="float">
            <text:p>1.7900000</text:p>
          </table:table-cell>
          <table:table-cell table:style-name="ce7" office:value-type="float" office:value="1.92" calcext:value-type="float">
            <text:p>1.920000</text:p>
          </table:table-cell>
          <table:table-cell table:style-name="ce7" office:value-type="float" office:value="1.56" calcext:value-type="float">
            <text:p>1.560000</text:p>
          </table:table-cell>
          <table:table-cell table:style-name="ce7" office:value-type="float" office:value="1.45" calcext:value-type="float">
            <text:p>1.450000</text:p>
          </table:table-cell>
          <table:table-cell table:style-name="ce7" table:formula="of:=[.B13]/MIN([.C13:.G13])" office:value-type="float" office:value="2.44827586206897" calcext:value-type="float">
            <text:p>2.448276</text:p>
          </table:table-cell>
          <table:table-cell table:formula="of:=MIN([.E13:.G13])" office:value-type="float" office:value="1.45" calcext:value-type="float">
            <text:p>1.45</text:p>
          </table:table-cell>
          <table:table-cell table:formula="of:=[.B13]/[.I13]" office:value-type="float" office:value="2.44827586206897" calcext:value-type="float">
            <text:p>2.44827586206897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7" office:value-type="float" office:value="3.22" calcext:value-type="float">
            <text:p>3.220000</text:p>
          </table:table-cell>
          <table:table-cell table:style-name="ce10" office:value-type="float" office:value="2.15" calcext:value-type="float">
            <text:p>2.1500000</text:p>
          </table:table-cell>
          <table:table-cell table:style-name="ce10" office:value-type="float" office:value="1.65" calcext:value-type="float">
            <text:p>1.6500000</text:p>
          </table:table-cell>
          <table:table-cell table:style-name="ce7" office:value-type="float" office:value="1.73" calcext:value-type="float">
            <text:p>1.730000</text:p>
          </table:table-cell>
          <table:table-cell table:style-name="ce7" office:value-type="float" office:value="1.43" calcext:value-type="float">
            <text:p>1.430000</text:p>
          </table:table-cell>
          <table:table-cell table:style-name="ce7" office:value-type="float" office:value="1.34" calcext:value-type="float">
            <text:p>1.340000</text:p>
          </table:table-cell>
          <table:table-cell table:style-name="ce7" table:formula="of:=[.B14]/MIN([.C14:.G14])" office:value-type="float" office:value="2.40298507462687" calcext:value-type="float">
            <text:p>2.402985</text:p>
          </table:table-cell>
          <table:table-cell table:formula="of:=MIN([.E14:.G14])" office:value-type="float" office:value="1.34" calcext:value-type="float">
            <text:p>1.34</text:p>
          </table:table-cell>
          <table:table-cell table:formula="of:=[.B14]/[.I14]" office:value-type="float" office:value="2.40298507462687" calcext:value-type="float">
            <text:p>2.40298507462687</text:p>
          </table:table-cell>
          <table:table-cell table:formula="of:=27*1.6" office:value-type="float" office:value="43.2" calcext:value-type="float">
            <text:p>43.2</text:p>
          </table:table-cell>
          <table:table-cell table:number-columns-repeated="19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7" office:value-type="float" office:value="3.03" calcext:value-type="float">
            <text:p>3.030000</text:p>
          </table:table-cell>
          <table:table-cell table:style-name="ce10" office:value-type="float" office:value="1.93" calcext:value-type="float">
            <text:p>1.9300000</text:p>
          </table:table-cell>
          <table:table-cell table:style-name="ce10" office:value-type="float" office:value="1.5" calcext:value-type="float">
            <text:p>1.5000000</text:p>
          </table:table-cell>
          <table:table-cell table:style-name="ce7" office:value-type="float" office:value="1.54" calcext:value-type="float">
            <text:p>1.540000</text:p>
          </table:table-cell>
          <table:table-cell table:style-name="ce7" office:value-type="float" office:value="1.33" calcext:value-type="float">
            <text:p>1.330000</text:p>
          </table:table-cell>
          <table:table-cell table:style-name="ce7" office:value-type="float" office:value="1.25" calcext:value-type="float">
            <text:p>1.250000</text:p>
          </table:table-cell>
          <table:table-cell table:style-name="ce7" table:formula="of:=[.B15]/MIN([.C15:.G15])" office:value-type="float" office:value="2.424" calcext:value-type="float">
            <text:p>2.424000</text:p>
          </table:table-cell>
          <table:table-cell table:formula="of:=MIN([.E15:.G15])" office:value-type="float" office:value="1.25" calcext:value-type="float">
            <text:p>1.25</text:p>
          </table:table-cell>
          <table:table-cell table:formula="of:=[.B15]/[.I15]" office:value-type="float" office:value="2.424" calcext:value-type="float">
            <text:p>2.42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7" office:value-type="float" office:value="2.76" calcext:value-type="float">
            <text:p>2.760000</text:p>
          </table:table-cell>
          <table:table-cell table:style-name="ce10" office:value-type="float" office:value="1.89" calcext:value-type="float">
            <text:p>1.8900000</text:p>
          </table:table-cell>
          <table:table-cell table:style-name="ce10" office:value-type="float" office:value="1.44" calcext:value-type="float">
            <text:p>1.4400000</text:p>
          </table:table-cell>
          <table:table-cell table:style-name="ce7" office:value-type="float" office:value="1.49" calcext:value-type="float">
            <text:p>1.490000</text:p>
          </table:table-cell>
          <table:table-cell table:style-name="ce7" office:value-type="float" office:value="1.27" calcext:value-type="float">
            <text:p>1.27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table:formula="of:=[.B16]/MIN([.C16:.G16])" office:value-type="float" office:value="2.4" calcext:value-type="float">
            <text:p>2.400000</text:p>
          </table:table-cell>
          <table:table-cell table:formula="of:=MIN([.E16:.G16])" office:value-type="float" office:value="1.15" calcext:value-type="float">
            <text:p>1.15</text:p>
          </table:table-cell>
          <table:table-cell table:formula="of:=[.B16]/[.I16]" office:value-type="float" office:value="2.4" calcext:value-type="float">
            <text:p>2.4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7" office:value-type="float" office:value="2.57" calcext:value-type="float">
            <text:p>2.570000</text:p>
          </table:table-cell>
          <table:table-cell table:style-name="ce10" office:value-type="float" office:value="1.78" calcext:value-type="float">
            <text:p>1.7800000</text:p>
          </table:table-cell>
          <table:table-cell table:style-name="ce10" office:value-type="float" office:value="1.32" calcext:value-type="float">
            <text:p>1.3200000</text:p>
          </table:table-cell>
          <table:table-cell table:style-name="ce7" office:value-type="float" office:value="1.37" calcext:value-type="float">
            <text:p>1.370000</text:p>
          </table:table-cell>
          <table:table-cell table:style-name="ce7" office:value-type="float" office:value="1.16" calcext:value-type="float">
            <text:p>1.160000</text:p>
          </table:table-cell>
          <table:table-cell table:style-name="ce7" office:value-type="float" office:value="1.03" calcext:value-type="float">
            <text:p>1.030000</text:p>
          </table:table-cell>
          <table:table-cell table:style-name="ce7" table:formula="of:=[.B17]/MIN([.C17:.G17])" office:value-type="float" office:value="2.49514563106796" calcext:value-type="float">
            <text:p>2.495146</text:p>
          </table:table-cell>
          <table:table-cell table:formula="of:=MIN([.E17:.G17])" office:value-type="float" office:value="1.03" calcext:value-type="float">
            <text:p>1.03</text:p>
          </table:table-cell>
          <table:table-cell table:formula="of:=[.B17]/[.I17]" office:value-type="float" office:value="2.49514563106796" calcext:value-type="float">
            <text:p>2.49514563106796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10" office:value-type="float" office:value="1.64" calcext:value-type="float">
            <text:p>1.6400000</text:p>
          </table:table-cell>
          <table:table-cell table:style-name="ce10" office:value-type="float" office:value="1.24" calcext:value-type="float">
            <text:p>1.2400000</text:p>
          </table:table-cell>
          <table:table-cell table:style-name="ce7" office:value-type="float" office:value="1.22" calcext:value-type="float">
            <text:p>1.220000</text:p>
          </table:table-cell>
          <table:table-cell table:style-name="ce7" office:value-type="float" office:value="1.08" calcext:value-type="float">
            <text:p>1.080000</text:p>
          </table:table-cell>
          <table:table-cell table:style-name="ce7" office:value-type="float" office:value="1" calcext:value-type="float">
            <text:p>1.000000</text:p>
          </table:table-cell>
          <table:table-cell table:style-name="ce7" table:formula="of:=[.B18]/MIN([.C18:.G18])" office:value-type="float" office:value="2.32" calcext:value-type="float">
            <text:p>2.320000</text:p>
          </table:table-cell>
          <table:table-cell table:formula="of:=MIN([.E18:.G18])" office:value-type="float" office:value="1" calcext:value-type="float">
            <text:p>1</text:p>
          </table:table-cell>
          <table:table-cell table:formula="of:=[.B18]/[.I18]" office:value-type="float" office:value="2.32" calcext:value-type="float">
            <text:p>2.32</text:p>
          </table:table-cell>
          <table:table-cell table:number-columns-repeated="2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7" office:value-type="float" office:value="2.16" calcext:value-type="float">
            <text:p>2.160000</text:p>
          </table:table-cell>
          <table:table-cell table:style-name="ce10" office:value-type="float" office:value="1.48" calcext:value-type="float">
            <text:p>1.4800000</text:p>
          </table:table-cell>
          <table:table-cell table:style-name="ce10" office:value-type="float" office:value="1.13" calcext:value-type="float">
            <text:p>1.1300000</text:p>
          </table:table-cell>
          <table:table-cell table:style-name="ce7" office:value-type="float" office:value="1.18" calcext:value-type="float">
            <text:p>1.180000</text:p>
          </table:table-cell>
          <table:table-cell table:style-name="ce7" office:value-type="float" office:value="1.04" calcext:value-type="float">
            <text:p>1.040000</text:p>
          </table:table-cell>
          <table:table-cell table:style-name="ce7" office:value-type="float" office:value="0.92" calcext:value-type="float">
            <text:p>0.920000</text:p>
          </table:table-cell>
          <table:table-cell table:style-name="ce7" table:formula="of:=[.B19]/MIN([.C19:.G19])" office:value-type="float" office:value="2.34782608695652" calcext:value-type="float">
            <text:p>2.347826</text:p>
          </table:table-cell>
          <table:table-cell table:formula="of:=MIN([.E19:.G19])" office:value-type="float" office:value="0.92" calcext:value-type="float">
            <text:p>0.92</text:p>
          </table:table-cell>
          <table:table-cell table:formula="of:=[.B19]/[.I19]" office:value-type="float" office:value="2.34782608695652" calcext:value-type="float">
            <text:p>2.34782608695652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7" office:value-type="float" office:value="2.07" calcext:value-type="float">
            <text:p>2.070000</text:p>
          </table:table-cell>
          <table:table-cell table:style-name="ce10" office:value-type="float" office:value="1.36" calcext:value-type="float">
            <text:p>1.3600000</text:p>
          </table:table-cell>
          <table:table-cell table:style-name="ce10" office:value-type="float" office:value="1.08" calcext:value-type="float">
            <text:p>1.080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0.86" calcext:value-type="float">
            <text:p>0.860000</text:p>
          </table:table-cell>
          <table:table-cell table:style-name="ce7" office:value-type="float" office:value="0.9" calcext:value-type="float">
            <text:p>0.900000</text:p>
          </table:table-cell>
          <table:table-cell table:style-name="ce7" table:formula="of:=[.B20]/MIN([.C20:.G20])" office:value-type="float" office:value="2.40697674418605" calcext:value-type="float">
            <text:p>2.406977</text:p>
          </table:table-cell>
          <table:table-cell table:formula="of:=MIN([.E20:.G20])" office:value-type="float" office:value="0.86" calcext:value-type="float">
            <text:p>0.86</text:p>
          </table:table-cell>
          <table:table-cell table:formula="of:=[.B20]/[.I20]" office:value-type="float" office:value="2.40697674418605" calcext:value-type="float">
            <text:p>2.40697674418605</text:p>
          </table:table-cell>
          <table:table-cell table:number-columns-repeated="2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/>
          <table:table-cell table:formula="of:=SUM([.B2:.B20])" office:value-type="float" office:value="127.62" calcext:value-type="float">
            <text:p>127.620</text:p>
          </table:table-cell>
          <table:table-cell table:style-name="ce1" table:formula="of:=SUM([.C2:.C20])" office:value-type="float" office:value="77.98" calcext:value-type="float">
            <text:p>77.980</text:p>
          </table:table-cell>
          <table:table-cell table:style-name="ce1" table:formula="of:=SUM([.D2:.D20])" office:value-type="float" office:value="56.77" calcext:value-type="float">
            <text:p>56.770</text:p>
          </table:table-cell>
          <table:table-cell table:style-name="ce1" table:formula="of:=SUM([.E2:.E20])" office:value-type="float" office:value="62.01" calcext:value-type="float">
            <text:p>62.010</text:p>
          </table:table-cell>
          <table:table-cell table:style-name="ce1" table:formula="of:=SUM([.F2:.F20])" office:value-type="float" office:value="48.88" calcext:value-type="float">
            <text:p>48.880</text:p>
          </table:table-cell>
          <table:table-cell table:style-name="ce1" table:formula="of:=SUM([.G2:.G20])" office:value-type="float" office:value="48.02" calcext:value-type="float">
            <text:p>48.020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 table:number-rows-repeated="12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6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Without smoothing</text:p>
          </table:table-cell>
          <table:table-cell office:value-type="string" calcext:value-type="string">
            <text:p>With smoothing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4" office:value-type="percentage" office:value="0.92754" calcext:value-type="percentage">
            <text:p>92.75%</text:p>
          </table:table-cell>
          <table:table-cell table:style-name="ce4" office:value-type="percentage" office:value="0.91728" calcext:value-type="percentage">
            <text:p>91.73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4" office:value-type="percentage" office:value="0.88813" calcext:value-type="percentage">
            <text:p>88.81%</text:p>
          </table:table-cell>
          <table:table-cell table:style-name="ce4" office:value-type="percentage" office:value="0.81574" calcext:value-type="percentage">
            <text:p>81.57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4" office:value-type="percentage" office:value="0.85664" calcext:value-type="percentage">
            <text:p>85.66%</text:p>
          </table:table-cell>
          <table:table-cell table:style-name="ce4" office:value-type="percentage" office:value="0.70445" calcext:value-type="percentage">
            <text:p>70.45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4" office:value-type="percentage" office:value="0.82515" calcext:value-type="percentage">
            <text:p>82.52%</text:p>
          </table:table-cell>
          <table:table-cell table:style-name="ce4" office:value-type="percentage" office:value="0.60357" calcext:value-type="percentage">
            <text:p>60.36%</text:p>
          </table:table-cell>
          <table:table-cell table:number-columns-repeated="3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4" office:value-type="percentage" office:value="0.7908" calcext:value-type="percentage">
            <text:p>79.08%</text:p>
          </table:table-cell>
          <table:table-cell table:style-name="ce4" office:value-type="percentage" office:value="0.52048" calcext:value-type="percentage">
            <text:p>52.05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4" office:value-type="percentage" office:value="0.75254" calcext:value-type="percentage">
            <text:p>75.25%</text:p>
          </table:table-cell>
          <table:table-cell table:style-name="ce4" office:value-type="percentage" office:value="0.45523" calcext:value-type="percentage">
            <text:p>45.52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4" office:value-type="percentage" office:value="0.71122" calcext:value-type="percentage">
            <text:p>71.12%</text:p>
          </table:table-cell>
          <table:table-cell table:style-name="ce4" office:value-type="percentage" office:value="0.40309" calcext:value-type="percentage">
            <text:p>40.31%</text:p>
          </table:table-cell>
          <table:table-cell table:number-columns-repeated="34"/>
          <table:table-cell table:style-name="ce4"/>
          <table:table-cell table:number-columns-repeated="4"/>
          <table:table-cell table:style-name="ce4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4" office:value-type="percentage" office:value="0.66718" calcext:value-type="percentage">
            <text:p>66.72%</text:p>
          </table:table-cell>
          <table:table-cell table:style-name="ce4" office:value-type="percentage" office:value="0.3613" calcext:value-type="percentage">
            <text:p>36.13%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4" office:value-type="percentage" office:value="0.62283" calcext:value-type="percentage">
            <text:p>62.28%</text:p>
          </table:table-cell>
          <table:table-cell table:style-name="ce4" office:value-type="percentage" office:value="0.32639" calcext:value-type="percentage">
            <text:p>32.64%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4" office:value-type="percentage" office:value="0.57948" calcext:value-type="percentage">
            <text:p>57.95%</text:p>
          </table:table-cell>
          <table:table-cell table:style-name="ce4" office:value-type="percentage" office:value="0.29631" calcext:value-type="percentage">
            <text:p>29.63%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4" office:value-type="percentage" office:value="0.53762" calcext:value-type="percentage">
            <text:p>53.76%</text:p>
          </table:table-cell>
          <table:table-cell table:style-name="ce4" office:value-type="percentage" office:value="0.27004" calcext:value-type="percentage">
            <text:p>27.00%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4" office:value-type="percentage" office:value="0.49796" calcext:value-type="percentage">
            <text:p>49.80%</text:p>
          </table:table-cell>
          <table:table-cell table:style-name="ce4" office:value-type="percentage" office:value="0.24695" calcext:value-type="percentage">
            <text:p>24.70%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4" office:value-type="percentage" office:value="0.45983" calcext:value-type="percentage">
            <text:p>45.98%</text:p>
          </table:table-cell>
          <table:table-cell table:style-name="ce4" office:value-type="percentage" office:value="0.22689" calcext:value-type="percentage">
            <text:p>22.69%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4" office:value-type="percentage" office:value="0.42418" calcext:value-type="percentage">
            <text:p>42.42%</text:p>
          </table:table-cell>
          <table:table-cell table:style-name="ce4" office:value-type="percentage" office:value="0.20862" calcext:value-type="percentage">
            <text:p>20.86%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4" office:value-type="percentage" office:value="0.39175" calcext:value-type="percentage">
            <text:p>39.18%</text:p>
          </table:table-cell>
          <table:table-cell table:style-name="ce4" office:value-type="percentage" office:value="0.19275" calcext:value-type="percentage">
            <text:p>19.28%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4" office:value-type="percentage" office:value="0.36179" calcext:value-type="percentage">
            <text:p>36.18%</text:p>
          </table:table-cell>
          <table:table-cell table:style-name="ce4" office:value-type="percentage" office:value="0.17885" calcext:value-type="percentage">
            <text:p>17.89%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4" office:value-type="percentage" office:value="0.33383" calcext:value-type="percentage">
            <text:p>33.38%</text:p>
          </table:table-cell>
          <table:table-cell table:style-name="ce4" office:value-type="percentage" office:value="0.16628" calcext:value-type="percentage">
            <text:p>16.63%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4" office:value-type="percentage" office:value="0.30795" calcext:value-type="percentage">
            <text:p>30.80%</text:p>
          </table:table-cell>
          <table:table-cell table:style-name="ce4" office:value-type="percentage" office:value="0.15509" calcext:value-type="percentage">
            <text:p>15.51%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4" office:value-type="percentage" office:value="0.28372" calcext:value-type="percentage">
            <text:p>28.37%</text:p>
          </table:table-cell>
          <table:table-cell table:style-name="ce4" office:value-type="percentage" office:value="0.14509" calcext:value-type="percentage">
            <text:p>14.51%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.000</text:p>
          </table:table-cell>
          <table:table-cell table:style-name="ce4" office:value-type="percentage" office:value="0.26139" calcext:value-type="percentage">
            <text:p>26.14%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.000</text:p>
          </table:table-cell>
          <table:table-cell table:style-name="ce4" office:value-type="percentage" office:value="0.24095" calcext:value-type="percentage">
            <text:p>24.10%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.000</text:p>
          </table:table-cell>
          <table:table-cell table:style-name="ce4" office:value-type="percentage" office:value="0.22212" calcext:value-type="percentage">
            <text:p>22.21%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.000</text:p>
          </table:table-cell>
          <table:table-cell table:style-name="ce4" office:value-type="percentage" office:value="0.20544" calcext:value-type="percentage">
            <text:p>20.54%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.000</text:p>
          </table:table-cell>
          <table:table-cell table:style-name="ce4" office:value-type="percentage" office:value="0.19011" calcext:value-type="percentage">
            <text:p>19.01%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.000</text:p>
          </table:table-cell>
          <table:table-cell table:style-name="ce4" office:value-type="percentage" office:value="0.17585" calcext:value-type="percentage">
            <text:p>17.59%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.000</text:p>
          </table:table-cell>
          <table:table-cell table:style-name="ce4" office:value-type="percentage" office:value="0.16253" calcext:value-type="percentage">
            <text:p>16.25%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.000</text:p>
          </table:table-cell>
          <table:table-cell table:style-name="ce4" office:value-type="percentage" office:value="0.15078" calcext:value-type="percentage">
            <text:p>15.08%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.000</text:p>
          </table:table-cell>
          <table:table-cell table:style-name="ce4" office:value-type="percentage" office:value="0.14053" calcext:value-type="percentage">
            <text:p>14.05%</text:p>
          </table:table-cell>
          <table:table-cell table:number-columns-repeated="41"/>
        </table:table-row>
        <table:table-row table:style-name="ro1" table:number-rows-repeated="20">
          <table:table-cell table:number-columns-repeated="43"/>
        </table:table-row>
        <table:table-row table:style-name="ro1">
          <table:table-cell table:number-columns-repeated="28"/>
          <table:table-cell table:style-name="ce4"/>
          <table:table-cell table:number-columns-repeated="14"/>
        </table:table-row>
        <table:table-row table:style-name="ro1">
          <table:table-cell table:number-columns-repeated="2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1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2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10">
          <table:table-cell table:number-columns-repeated="27"/>
          <table:table-cell table:style-name="ce4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7"/>
          <table:table-cell table:style-name="ce4"/>
          <table:table-cell table:number-columns-repeated="15"/>
        </table:table-row>
        <table:table-row table:style-name="ro1">
          <table:table-cell/>
          <table:table-cell table:formula="of:=27.73/43.06" office:value-type="float" office:value="0.643985137018114" calcext:value-type="float">
            <text:p>0.644</text:p>
          </table:table-cell>
          <table:table-cell table:number-columns-repeated="25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7"/>
          <table:table-cell table:style-name="ce4"/>
          <table:table-cell table:number-columns-repeated="15"/>
        </table:table-row>
        <table:table-row table:style-name="ro1" table:number-rows-repeated="104845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2:22:34.13533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2-04T13:14:43.231650252</dc:date>
    <meta:editing-duration>PT12H18M12S</meta:editing-duration>
    <meta:editing-cycles>8</meta:editing-cycles>
    <meta:generator>LibreOffice/6.0.7.3$Linux_X86_64 LibreOffice_project/00m0$Build-3</meta:generator>
    <meta:document-statistic meta:table-count="1" meta:cell-count="2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8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8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573cm" svg:height="15.509cm" xlink:href=".." xlink:type="simple" chart:class="chart:bar" chart:column-mapping="0 1 2 3 5 4" chart:style-name="ch1">
        <chart:title svg:x="12.234cm" svg:y="0.446cm" chart:style-name="ch2">
          <text:p>Execution time</text:p>
        </chart:title>
        <chart:legend chart:legend-position="end" svg:x="22.743cm" svg:y="6.21cm" style:legend-expansion="high" chart:style-name="ch3"/>
        <chart:plot-area chart:style-name="ch4" table:cell-range-address="Sheet1.B1:Sheet1.G20" chart:data-source-has-labels="row" svg:x="1.562cm" svg:y="1.535cm" svg:width="20.63cm" svg:height="12.683cm">
          <chartooo:coordinate-region svg:x="3.401cm" svg:y="1.734cm" svg:width="18.791cm" svg:height="11.837cm"/>
          <chart:axis chart:dimension="x" chart:name="primary-x" chart:style-name="ch5">
            <chart:title svg:x="10.365cm" svg:y="14.528cm" chart:style-name="ch6">
              <text:p>Number of iterations</text:p>
            </chart:title>
          </chart:axis>
          <chart:axis chart:dimension="y" chart:name="primary-y" chart:style-name="ch7">
            <chart:title svg:x="0.451cm" svg:y="9.203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series chart:style-name="ch14" chart:values-cell-range-address="Sheet1.G2:Sheet1.G20" chart:label-cell-address="Sheet1.G1:Sheet1.G1" chart:class="chart:bar">
            <chart:data-point chart:repeated="19"/>
          </chart:series>
          <chart:series chart:style-name="ch15" chart:values-cell-range-address="Sheet1.F2:Sheet1.F20" chart:label-cell-address="Sheet1.F1:Sheet1.F1" chart:class="chart:ba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usters and 1 threads</text:p>
                <draw:g>
                  <svg:desc>Sheet1.B1:Sheet1.B1</svg:desc>
                </draw:g>
              </table:table-cell>
              <table:table-cell office:value-type="string">
                <text:p>8 clusters and 2 threads</text:p>
                <draw:g>
                  <svg:desc>Sheet1.C1:Sheet1.C1</svg:desc>
                </draw:g>
              </table:table-cell>
              <table:table-cell office:value-type="string">
                <text:p>8 clusters and 4 threads</text:p>
                <draw:g>
                  <svg:desc>Sheet1.D1:Sheet1.D1</svg:desc>
                </draw:g>
              </table:table-cell>
              <table:table-cell office:value-type="string">
                <text:p>8 clusters and 8 threads</text:p>
                <draw:g>
                  <svg:desc>Sheet1.E1:Sheet1.E1</svg:desc>
                </draw:g>
              </table:table-cell>
              <table:table-cell office:value-type="string">
                <text:p>27 clusters and 27 threads</text:p>
                <draw:g>
                  <svg:desc>Sheet1.G1:Sheet1.G1</svg:desc>
                </draw:g>
              </table:table-cell>
              <table:table-cell office:value-type="string">
                <text:p>27 clusters and 8 thread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Sheet1.B2:Sheet1.B20</svg:desc>
                </draw:g>
              </table:table-cell>
              <table:table-cell office:value-type="float" office:value="14.07">
                <text:p>14.07</text:p>
                <draw:g>
                  <svg:desc>Sheet1.C2:Sheet1.C20</svg:desc>
                </draw:g>
              </table:table-cell>
              <table:table-cell office:value-type="float" office:value="9.56">
                <text:p>9.56</text:p>
                <draw:g>
                  <svg:desc>Sheet1.D2:Sheet1.D20</svg:desc>
                </draw:g>
              </table:table-cell>
              <table:table-cell office:value-type="float" office:value="12.05">
                <text:p>12.05</text:p>
                <draw:g>
                  <svg:desc>Sheet1.E2:Sheet1.E20</svg:desc>
                </draw:g>
              </table:table-cell>
              <table:table-cell office:value-type="float" office:value="8.33">
                <text:p>8.33</text:p>
                <draw:g>
                  <svg:desc>Sheet1.G2:Sheet1.G20</svg:desc>
                </draw:g>
              </table:table-cell>
              <table:table-cell office:value-type="float" office:value="8.31">
                <text:p>8.31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1">
                <text:p>16.91</text:p>
              </table:table-cell>
              <table:table-cell office:value-type="float" office:value="10.49">
                <text:p>10.49</text:p>
              </table:table-cell>
              <table:table-cell office:value-type="float" office:value="7.14">
                <text:p>7.14</text:p>
              </table:table-cell>
              <table:table-cell office:value-type="float" office:value="7.64">
                <text:p>7.64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">
                <text:p>12.87</text:p>
              </table:table-cell>
              <table:table-cell office:value-type="float" office:value="7.89">
                <text:p>7.89</text:p>
              </table:table-cell>
              <table:table-cell office:value-type="float" office:value="5.72">
                <text:p>5.72</text:p>
              </table:table-cell>
              <table:table-cell office:value-type="float" office:value="5.86">
                <text:p>5.86</text:p>
              </table:table-cell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6.3">
                <text:p>6.3</text:p>
              </table:table-cell>
              <table:table-cell office:value-type="float" office:value="4.53">
                <text:p>4.53</text:p>
              </table:table-cell>
              <table:table-cell office:value-type="float" office:value="4.96">
                <text:p>4.96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4">
                <text:p>8.04</text:p>
              </table:table-cell>
              <table:table-cell office:value-type="float" office:value="5.09">
                <text:p>5.09</text:p>
              </table:table-cell>
              <table:table-cell office:value-type="float" office:value="3.76">
                <text:p>3.76</text:p>
              </table:table-cell>
              <table:table-cell office:value-type="float" office:value="4.09">
                <text:p>4.09</text:p>
              </table:table-cell>
              <table:table-cell office:value-type="float" office:value="2.87">
                <text:p>2.8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">
                <text:p>6.71</text:p>
              </table:table-cell>
              <table:table-cell office:value-type="float" office:value="4.28">
                <text:p>4.28</text:p>
              </table:table-cell>
              <table:table-cell office:value-type="float" office:value="3.23">
                <text:p>3.23</text:p>
              </table:table-cell>
              <table:table-cell office:value-type="float" office:value="3.62">
                <text:p>3.62</text:p>
              </table:table-cell>
              <table:table-cell office:value-type="float" office:value="2.56">
                <text:p>2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3.69">
                <text:p>3.69</text:p>
              </table:table-cell>
              <table:table-cell office:value-type="float" office:value="2.83">
                <text:p>2.83</text:p>
              </table:table-cell>
              <table:table-cell office:value-type="float" office:value="2.85">
                <text:p>2.85</text:p>
              </table:table-cell>
              <table:table-cell office:value-type="float" office:value="2.32">
                <text:p>2.3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3.31">
                <text:p>3.31</text:p>
              </table:table-cell>
              <table:table-cell office:value-type="float" office:value="2.57">
                <text:p>2.57</text:p>
              </table:table-cell>
              <table:table-cell office:value-type="float" office:value="2.64">
                <text:p>2.64</text:p>
              </table:table-cell>
              <table:table-cell office:value-type="float" office:value="2.06">
                <text:p>2.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2.97">
                <text:p>2.97</text:p>
              </table:table-cell>
              <table:table-cell office:value-type="float" office:value="2.28">
                <text:p>2.28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2.78">
                <text:p>2.78</text:p>
              </table:table-cell>
              <table:table-cell office:value-type="float" office:value="2.09">
                <text:p>2.09</text:p>
              </table:table-cell>
              <table:table-cell office:value-type="float" office:value="2.11">
                <text:p>2.11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6">
                <text:p>3.86</text:p>
              </table:table-cell>
              <table:table-cell office:value-type="float" office:value="2.53">
                <text:p>2.53</text:p>
              </table:table-cell>
              <table:table-cell office:value-type="float" office:value="1.91">
                <text:p>1.91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2.35">
                <text:p>2.35</text:p>
              </table:table-cell>
              <table:table-cell office:value-type="float" office:value="1.79">
                <text:p>1.79</text:p>
              </table:table-cell>
              <table:table-cell office:value-type="float" office:value="1.92">
                <text:p>1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">
                <text:p>3.22</text:p>
              </table:table-cell>
              <table:table-cell office:value-type="float" office:value="2.15">
                <text:p>2.15</text:p>
              </table:table-cell>
              <table:table-cell office:value-type="float" office:value="1.65">
                <text:p>1.65</text:p>
              </table:table-cell>
              <table:table-cell office:value-type="float" office:value="1.73">
                <text:p>1.73</text:p>
              </table:table-cell>
              <table:table-cell office:value-type="float" office:value="1.34">
                <text:p>1.3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">
                <text:p>3.03</text:p>
              </table:table-cell>
              <table:table-cell office:value-type="float" office:value="1.93">
                <text:p>1.93</text:p>
              </table:table-cell>
              <table:table-cell office:value-type="float" office:value="1.5">
                <text:p>1.5</text:p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1.89">
                <text:p>1.89</text:p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">
                <text:p>2.57</text:p>
              </table:table-cell>
              <table:table-cell office:value-type="float" office:value="1.78">
                <text:p>1.78</text:p>
              </table:table-cell>
              <table:table-cell office:value-type="float" office:value="1.32">
                <text:p>1.32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  <table:table-cell office:value-type="float" office:value="1.64">
                <text:p>1.64</text:p>
              </table:table-cell>
              <table:table-cell office:value-type="float" office:value="1.24">
                <text:p>1.24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1.48">
                <text:p>1.48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">
                <text:p>2.07</text:p>
              </table:table-cell>
              <table:table-cell office:value-type="float" office:value="1.36">
                <text:p>1.36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title svg:x="9.419cm" svg:y="0.389cm" chart:style-name="ch2">
          <text:p>The best speedup</text:p>
        </chart:title>
        <chart:legend chart:legend-position="end" svg:x="20.421cm" svg:y="6.036cm" style:legend-expansion="high" chart:style-name="ch3"/>
        <chart:plot-area chart:style-name="ch4" table:cell-range-address="Sheet1.J1:Sheet1.J20" chart:data-source-has-labels="row" svg:x="1.461cm" svg:y="1.421cm" svg:width="18.51cm" svg:height="10.015cm">
          <chartooo:coordinate-region svg:x="2.188cm" svg:y="1.62cm" svg:width="17.783cm" svg:height="9.169cm"/>
          <chart:axis chart:dimension="x" chart:name="primary-x" chart:style-name="ch5">
            <chart:title svg:x="9.204cm" svg:y="11.689cm" chart:style-name="ch6">
              <text:p>Number of itertaions</text:p>
            </chart:title>
          </chart:axis>
          <chart:axis chart:dimension="y" chart:name="primary-y" chart:style-name="ch7">
            <chart:title svg:x="0.451cm" svg:y="7.755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J2:Sheet1.J20" chart:label-cell-address="Sheet1.J1:Sheet1.J1" chart:class="chart:ba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519855595668">
                <text:p>3.28519855595668</text:p>
                <draw:g>
                  <svg:desc>Sheet1.J2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213114754098">
                <text:p>2.7721311475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46861924686">
                <text:p>2.69246861924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248704663212">
                <text:p>2.6424870466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1393728223">
                <text:p>2.801393728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09375">
                <text:p>2.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448275862069">
                <text:p>2.5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398058252427">
                <text:p>2.5339805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677248677249">
                <text:p>2.4867724867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112994350282">
                <text:p>2.4011299435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2767295597484">
                <text:p>2.427672955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827586206897">
                <text:p>2.4482758620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298507462687">
                <text:p>2.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9514563106796">
                <text:p>2.49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782608695652">
                <text:p>2.3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697674418605">
                <text:p>2.40697674418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97cm" svg:height="15.579cm" xlink:href=".." xlink:type="simple" chart:class="chart:bar" chart:style-name="ch1">
        <chart:title svg:x="11.106cm" svg:y="0.447cm" chart:style-name="ch2">
          <text:p>Simplification convergance</text:p>
        </chart:title>
        <chart:legend chart:legend-position="end" svg:x="24.084cm" svg:y="7.241cm" style:legend-expansion="high" chart:style-name="ch3"/>
        <chart:plot-area chart:style-name="ch4" table:cell-range-address="Sheet1.B45:Sheet1.C73" chart:data-source-has-labels="row" svg:x="1.564cm" svg:y="1.537cm" svg:width="21.967cm" svg:height="12.75cm">
          <chartooo:coordinate-region svg:x="3.164cm" svg:y="1.737cm" svg:width="20.367cm" svg:height="11.903cm"/>
          <chart:axis chart:dimension="x" chart:name="primary-x" chart:style-name="ch5">
            <chart:title svg:x="11.035cm" svg:y="14.598cm" chart:style-name="ch6">
              <text:p>Number of iterations</text:p>
            </chart:title>
          </chart:axis>
          <chart:axis chart:dimension="y" chart:name="primary-y" chart:style-name="ch7">
            <chart:title svg:x="0.451cm" svg:y="10.351cm" chart:style-name="ch8">
              <text:p>Simplification of the orginal mesh</text:p>
            </chart:title>
            <chart:grid chart:style-name="ch9" chart:class="major"/>
          </chart:axis>
          <chart:series chart:style-name="ch10" chart:values-cell-range-address="Sheet1.B46:Sheet1.B73" chart:label-cell-address="Sheet1.B45:Sheet1.B45" chart:class="chart:bar">
            <chart:data-point chart:repeated="28"/>
          </chart:series>
          <chart:series chart:style-name="ch11" chart:values-cell-range-address="Sheet1.C46:Sheet1.C73" chart:label-cell-address="Sheet1.C45:Sheet1.C45" chart:class="chart:ba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moothing</text:p>
                <draw:g>
                  <svg:desc>Sheet1.B45:Sheet1.B45</svg:desc>
                </draw:g>
              </table:table-cell>
              <table:table-cell office:value-type="string">
                <text:p>With smoothing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754">
                <text:p>0.92754</text:p>
                <draw:g>
                  <svg:desc>Sheet1.B46:Sheet1.B73</svg:desc>
                </draw:g>
              </table:table-cell>
              <table:table-cell office:value-type="float" office:value="0.91728">
                <text:p>0.91728</text:p>
                <draw:g>
                  <svg:desc>Sheet1.C46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13">
                <text:p>0.88813</text:p>
              </table:table-cell>
              <table:table-cell office:value-type="float" office:value="0.81574">
                <text:p>0.8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64">
                <text:p>0.85664</text:p>
              </table:table-cell>
              <table:table-cell office:value-type="float" office:value="0.70445">
                <text:p>0.7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15">
                <text:p>0.82515</text:p>
              </table:table-cell>
              <table:table-cell office:value-type="float" office:value="0.60357">
                <text:p>0.6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">
                <text:p>0.7908</text:p>
              </table:table-cell>
              <table:table-cell office:value-type="float" office:value="0.52048">
                <text:p>0.5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54">
                <text:p>0.75254</text:p>
              </table:table-cell>
              <table:table-cell office:value-type="float" office:value="0.45523">
                <text:p>0.4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22">
                <text:p>0.71122</text:p>
              </table:table-cell>
              <table:table-cell office:value-type="float" office:value="0.40309">
                <text:p>0.40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18">
                <text:p>0.66718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283">
                <text:p>0.62283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8">
                <text:p>0.57948</text:p>
              </table:table-cell>
              <table:table-cell office:value-type="float" office:value="0.29631">
                <text:p>0.2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62">
                <text:p>0.53762</text:p>
              </table:table-cell>
              <table:table-cell office:value-type="float" office:value="0.27004">
                <text:p>0.2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96">
                <text:p>0.49796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83">
                <text:p>0.45983</text:p>
              </table:table-cell>
              <table:table-cell office:value-type="float" office:value="0.22689">
                <text:p>0.2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418">
                <text:p>0.42418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175">
                <text:p>0.3917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179">
                <text:p>0.36179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83">
                <text:p>0.33383</text:p>
              </table:table-cell>
              <table:table-cell office:value-type="float" office:value="0.16628">
                <text:p>0.16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5">
                <text:p>0.30795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72">
                <text:p>0.28372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9">
                <text:p>0.2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95">
                <text:p>0.2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12">
                <text:p>0.2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44">
                <text:p>0.2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11">
                <text:p>0.1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85">
                <text:p>0.1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53">
                <text:p>0.1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8">
                <text:p>0.1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53">
                <text:p>0.14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